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449f30f" officeooo:paragraph-rsid="0449f30f"/>
    </style:style>
    <style:style style:name="P11" style:family="paragraph" style:parent-style-name="Text_20_body">
      <style:text-properties officeooo:rsid="044ddb9a" officeooo:paragraph-rsid="044ddb9a"/>
    </style:style>
    <style:style style:name="P12" style:family="paragraph" style:parent-style-name="Text_20_body">
      <style:text-properties officeooo:rsid="04443da8" officeooo:paragraph-rsid="04443da8"/>
    </style:style>
    <style:style style:name="P13" style:family="paragraph" style:parent-style-name="Text_20_body">
      <style:text-properties officeooo:rsid="0458e998" officeooo:paragraph-rsid="0458e998"/>
    </style:style>
    <style:style style:name="P14" style:family="paragraph" style:parent-style-name="Text_20_body">
      <style:text-properties officeooo:rsid="045d67e9" officeooo:paragraph-rsid="045d67e9"/>
    </style:style>
    <style:style style:name="P15" style:family="paragraph" style:parent-style-name="Text_20_body">
      <style:text-properties officeooo:rsid="04636aa2" officeooo:paragraph-rsid="04636aa2"/>
    </style:style>
    <style:style style:name="P16" style:family="paragraph" style:parent-style-name="Text_20_body">
      <style:text-properties officeooo:rsid="04603e9d" officeooo:paragraph-rsid="04677a1f"/>
    </style:style>
    <style:style style:name="P17" style:family="paragraph" style:parent-style-name="Text_20_body">
      <style:text-properties officeooo:rsid="04603e9d" officeooo:paragraph-rsid="0471a337"/>
    </style:style>
    <style:style style:name="P18" style:family="paragraph" style:parent-style-name="Text_20_body">
      <style:text-properties officeooo:rsid="046be7f6" officeooo:paragraph-rsid="046be7f6"/>
    </style:style>
    <style:style style:name="P19" style:family="paragraph" style:parent-style-name="Text_20_body">
      <style:text-properties officeooo:rsid="046d2ef5" officeooo:paragraph-rsid="046d2ef5"/>
    </style:style>
    <style:style style:name="P20" style:family="paragraph" style:parent-style-name="Text_20_body">
      <style:text-properties officeooo:rsid="046d2ef5" officeooo:paragraph-rsid="04766d0b"/>
    </style:style>
    <style:style style:name="P21" style:family="paragraph" style:parent-style-name="Text_20_body">
      <style:text-properties officeooo:paragraph-rsid="04818405"/>
    </style:style>
    <style:style style:name="P22" style:family="paragraph" style:parent-style-name="Text_20_body">
      <style:text-properties officeooo:rsid="04905347" officeooo:paragraph-rsid="04905347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6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7" style:family="paragraph" style:parent-style-name="Table_20_Contents">
      <style:text-properties officeooo:rsid="045778c5" officeooo:paragraph-rsid="045778c5"/>
    </style:style>
    <style:style style:name="P28" style:family="paragraph" style:parent-style-name="Table_20_Contents">
      <style:text-properties officeooo:paragraph-rsid="04677a1f"/>
    </style:style>
    <style:style style:name="P29" style:family="paragraph" style:parent-style-name="Table_20_Contents">
      <style:text-properties officeooo:rsid="04677a1f" officeooo:paragraph-rsid="04677a1f"/>
    </style:style>
    <style:style style:name="P30" style:family="paragraph" style:parent-style-name="Table_20_Contents">
      <style:text-properties officeooo:rsid="04677a1f" officeooo:paragraph-rsid="0471a337"/>
    </style:style>
    <style:style style:name="P31" style:family="paragraph" style:parent-style-name="Table_20_Contents">
      <style:text-properties officeooo:paragraph-rsid="0471a337"/>
    </style:style>
    <style:style style:name="P32" style:family="paragraph" style:parent-style-name="Table_20_Heading">
      <style:text-properties officeooo:rsid="04677a1f" officeooo:paragraph-rsid="04677a1f"/>
    </style:style>
    <style:style style:name="P33" style:family="paragraph" style:parent-style-name="Table_20_Heading">
      <style:text-properties officeooo:rsid="04677a1f" officeooo:paragraph-rsid="0471a337"/>
    </style:style>
    <style:style style:name="P34" style:family="paragraph" style:parent-style-name="Text_20_body">
      <style:paragraph-properties fo:break-before="page"/>
      <style:text-properties officeooo:rsid="046d2ef5" officeooo:paragraph-rsid="046d2ef5"/>
    </style:style>
    <style:style style:name="P35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paragraph-rsid="0416dac5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44ddb9a" officeooo:paragraph-rsid="044ddb9a"/>
    </style:style>
    <style:style style:name="P43" style:family="paragraph" style:parent-style-name="Heading_20_1">
      <style:paragraph-properties fo:break-before="page"/>
      <style:text-properties officeooo:paragraph-rsid="045bae46"/>
    </style:style>
    <style:style style:name="P44" style:family="paragraph" style:parent-style-name="Heading_20_2">
      <style:text-properties officeooo:rsid="0036a586" officeooo:paragraph-rsid="0176446b"/>
    </style:style>
    <style:style style:name="P45" style:family="paragraph" style:parent-style-name="Heading_20_2">
      <style:text-properties officeooo:rsid="044ddb9a" officeooo:paragraph-rsid="044ddb9a"/>
    </style:style>
    <style:style style:name="P46" style:family="paragraph" style:parent-style-name="Heading_20_2" style:list-style-name="">
      <style:text-properties officeooo:paragraph-rsid="0459964a"/>
    </style:style>
    <style:style style:name="P47" style:family="paragraph" style:parent-style-name="Heading_20_2">
      <style:text-properties officeooo:rsid="046b2af9" officeooo:paragraph-rsid="046b2af9"/>
    </style:style>
    <style:style style:name="P48" style:family="paragraph" style:parent-style-name="Heading_20_2">
      <style:text-properties officeooo:rsid="04665135" officeooo:paragraph-rsid="04665135"/>
    </style:style>
    <style:style style:name="P49" style:family="paragraph" style:parent-style-name="Heading_20_2">
      <style:paragraph-properties fo:break-before="page"/>
      <style:text-properties officeooo:paragraph-rsid="0459964a"/>
    </style:style>
    <style:style style:name="P50" style:family="paragraph" style:parent-style-name="Heading_20_2">
      <style:paragraph-properties fo:break-before="page"/>
      <style:text-properties officeooo:paragraph-rsid="048a9af7"/>
    </style:style>
    <style:style style:name="P51" style:family="paragraph" style:parent-style-name="Heading_20_3">
      <style:paragraph-properties fo:break-before="page"/>
      <style:text-properties officeooo:rsid="04603e9d" officeooo:paragraph-rsid="04677a1f"/>
    </style:style>
    <style:style style:name="P5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3" style:family="paragraph" style:parent-style-name="Text_20_body" style:list-style-name="L1">
      <style:text-properties officeooo:rsid="044d3f57" officeooo:paragraph-rsid="044d3f57"/>
    </style:style>
    <style:style style:name="P54" style:family="paragraph" style:parent-style-name="Text_20_body" style:list-style-name="L2">
      <style:text-properties officeooo:rsid="044d3f57" officeooo:paragraph-rsid="044d3f57"/>
    </style:style>
    <style:style style:name="P55" style:family="paragraph" style:parent-style-name="Text_20_body" style:list-style-name="L2"/>
    <style:style style:name="P56" style:family="paragraph" style:parent-style-name="Text_20_body" style:list-style-name="L3">
      <style:text-properties officeooo:paragraph-rsid="044ddb9a"/>
    </style:style>
    <style:style style:name="P57" style:family="paragraph" style:parent-style-name="Text_20_body" style:list-style-name="L3">
      <style:text-properties officeooo:rsid="044ddb9a" officeooo:paragraph-rsid="044ddb9a"/>
    </style:style>
    <style:style style:name="P58" style:family="paragraph" style:parent-style-name="Text_20_body" style:list-style-name="L4">
      <style:text-properties officeooo:rsid="04511bf2" officeooo:paragraph-rsid="04511bf2"/>
    </style:style>
    <style:style style:name="P59" style:family="paragraph" style:parent-style-name="Text_20_body">
      <style:text-properties officeooo:rsid="04905347" officeooo:paragraph-rsid="04905347"/>
    </style:style>
    <style:style style:name="P60" style:family="paragraph" style:parent-style-name="Text_20_body">
      <style:text-properties officeooo:rsid="049680b6" officeooo:paragraph-rsid="049680b6"/>
    </style:style>
    <style:style style:name="P61" style:family="paragraph" style:parent-style-name="Text_20_body">
      <style:text-properties officeooo:rsid="04818405" officeooo:paragraph-rsid="04818405"/>
    </style:style>
    <style:style style:name="P62" style:family="paragraph" style:parent-style-name="Text_20_body">
      <style:text-properties officeooo:rsid="049e039c" officeooo:paragraph-rsid="04a3779e"/>
    </style:style>
    <style:style style:name="P63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64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65" style:family="paragraph" style:parent-style-name="Text_20_body">
      <style:text-properties officeooo:rsid="049f6f63" officeooo:paragraph-rsid="04a3779e"/>
    </style:style>
    <style:style style:name="P66" style:family="paragraph" style:parent-style-name="Text_20_body">
      <style:paragraph-properties fo:break-before="page"/>
      <style:text-properties officeooo:paragraph-rsid="049680b6"/>
    </style:style>
    <style:style style:name="P67" style:family="paragraph" style:parent-style-name="Text_20_body">
      <style:paragraph-properties fo:break-before="page"/>
      <style:text-properties officeooo:rsid="04905347" officeooo:paragraph-rsid="0490534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9680b6"/>
    </style:style>
    <style:style style:name="T27" style:family="text">
      <style:text-properties officeooo:rsid="0416dac5"/>
    </style:style>
    <style:style style:name="T28" style:family="text">
      <style:text-properties officeooo:rsid="04a3df5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45904" text:id="ct108145904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4">n</text:span><text:span text:style-name="T13">ewsletter</text:span><text:span text:style-name="T15">2</text:span><text:span text:style-name="T12"> für</text:span></text:p>
      <text:p text:style-name="P25"><draw:frame draw:style-name="fr4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/>
      <text:p text:style-name="P3"/>
      <text:p text:style-name="P3"/>
      <text:p text:style-name="P23"/>
      <text:p text:style-name="P23"/>
      <text:p text:style-name="P24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8"><text:a xlink:type="simple" xlink:href="#__RefHeading___Toc467_918909501" text:style-name="Index_20_Link" text:visited-style-name="Index_20_Link">Über dieses Dokument<text:tab/>1</text:a></text:p>
          <text:p text:style-name="P37"><text:a xlink:type="simple" xlink:href="#__RefHeading___Toc979_778630373" text:style-name="Index_20_Link" text:visited-style-name="Index_20_Link">Platzhalter<text:tab/>1</text:a></text:p>
          <text:p text:style-name="P37"><text:a xlink:type="simple" xlink:href="#__RefHeading___Toc481_1318882124" text:style-name="Index_20_Link" text:visited-style-name="Index_20_Link">Zielgruppe<text:tab/>1</text:a></text:p>
          <text:p text:style-name="P38"><text:a xlink:type="simple" xlink:href="#__RefHeading___Toc223_2662276960" text:style-name="Index_20_Link" text:visited-style-name="Index_20_Link">Was ist newsletter2?<text:tab/>1</text:a></text:p>
          <text:p text:style-name="P37"><text:a xlink:type="simple" xlink:href="#__RefHeading___Toc260_2395091247" text:style-name="Index_20_Link" text:visited-style-name="Index_20_Link">Features<text:tab/>1</text:a></text:p>
          <text:p text:style-name="P38"><text:a xlink:type="simple" xlink:href="#__RefHeading___Toc259_2223622711" text:style-name="Index_20_Link" text:visited-style-name="Index_20_Link">Installation<text:tab/>2</text:a></text:p>
          <text:p text:style-name="P37"><text:a xlink:type="simple" xlink:href="#__RefHeading___Toc261_2223622711" text:style-name="Index_20_Link" text:visited-style-name="Index_20_Link">Upgrade vom alten Newsletter-Modul<text:tab/>2</text:a></text:p>
          <text:p text:style-name="P37"><text:a xlink:type="simple" xlink:href="#__RefHeading___Toc263_2223622711" text:style-name="Index_20_Link" text:visited-style-name="Index_20_Link">Installation von newsletter2<text:tab/>2</text:a></text:p>
          <text:p text:style-name="P38"><text:a xlink:type="simple" xlink:href="#__RefHeading___Toc350_2840688240" text:style-name="Index_20_Link" text:visited-style-name="Index_20_Link">Administration des newsletter2 Moduls<text:tab/>3</text:a></text:p>
          <text:p text:style-name="P37"><text:a xlink:type="simple" xlink:href="#__RefHeading___Toc352_2840688240" text:style-name="Index_20_Link" text:visited-style-name="Index_20_Link">Bearbeiten der Newsletter Vorlage<text:tab/>4</text:a></text:p>
          <text:p text:style-name="P36"><text:a xlink:type="simple" xlink:href="#__RefHeading___Toc556_2155606260" text:style-name="Index_20_Link" text:visited-style-name="Index_20_Link">Platzhalter<text:tab/>5</text:a></text:p>
          <text:p text:style-name="P37"><text:a xlink:type="simple" xlink:href="#__RefHeading___Toc530_2717804650" text:style-name="Index_20_Link" text:visited-style-name="Index_20_Link">Versenden eines Newsletters<text:tab/>5</text:a></text:p>
          <text:p text:style-name="P36"><text:a xlink:type="simple" xlink:href="#__RefHeading___Toc701_1682991766" text:style-name="Index_20_Link" text:visited-style-name="Index_20_Link">Platzhalter<text:tab/>6</text:a></text:p>
          <text:p text:style-name="P37"><text:a xlink:type="simple" xlink:href="#__RefHeading___Toc714_3461057652" text:style-name="Index_20_Link" text:visited-style-name="Index_20_Link">Abonnenten verwalten<text:tab/>7</text:a></text:p>
          <text:p text:style-name="P36"><text:a xlink:type="simple" xlink:href="#__RefHeading___Toc703_3881821923" text:style-name="Index_20_Link" text:visited-style-name="Index_20_Link">Abonnenten hinzufügen<text:tab/>8</text:a></text:p>
          <text:p text:style-name="P38"><text:a xlink:type="simple" xlink:href="#__RefHeading___Toc476_2840688240" text:style-name="Index_20_Link" text:visited-style-name="Index_20_Link">Integration des Newsletter-Moduls in eine Webseite<text:tab/>10</text:a></text:p>
          <text:p text:style-name="P37"><text:a xlink:type="simple" xlink:href="#__RefHeading___Toc478_2840688240" text:style-name="Index_20_Link" text:visited-style-name="Index_20_Link">Newsletter-Anmeldeformular einbinden<text:tab/>10</text:a></text:p>
          <text:p text:style-name="P38"><text:a xlink:type="simple" xlink:href="#__RefHeading___Toc968_1639519819" text:style-name="Index_20_Link" text:visited-style-name="Index_20_Link">Unit-Tests<text:tab/>10</text:a></text:p>
          <text:p text:style-name="P38"><text:a xlink:type="simple" xlink:href="#__RefHeading___Toc354_2840688240" text:style-name="Index_20_Link" text:visited-style-name="Index_20_Link">Berechtigungen<text:tab/>11</text:a></text:p>
          <text:p text:style-name="P38"><text:a xlink:type="simple" xlink:href="#__RefHeading___Toc344_946484131" text:style-name="Index_20_Link" text:visited-style-name="Index_20_Link">Fehlerbehebung<text:tab/>11</text:a></text:p>
          <text:p text:style-name="P37"><text:a xlink:type="simple" xlink:href="#__RefHeading___Toc875_2442573672" text:style-name="Index_20_Link" text:visited-style-name="Index_20_Link">Benötigen Sie weitere Hilfe?<text:tab/>11</text:a></text:p>
          <text:p text:style-name="P38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P5"/>
      <text:h text:style-name="P4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44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10">newsletter2 ist eine Newsletter-Lösung für UliCMS 2018.3.3 und neuere Version.</text:p>
      <text:p text:style-name="P10">Das Modul ist eine Neuimplementation des alten newsletter-Moduls auf einer moderneren technischen Basis.</text:p>
      <text:p text:style-name="P10">newsletter2 enthält alle Features die newsletter-0.1.1 enthält und einige neue Features.</text:p>
      <text:p text:style-name="P10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3596549364" text:style-name="L1">
        <text:list-item>
          <text:p text:style-name="P53">DSGVO konform</text:p>
        </text:list-item>
      </text:list>
      <text:list xml:id="list85186261" text:style-name="L2">
        <text:list-item>
          <text:p text:style-name="P55">Double-Opt-In</text:p>
        </text:list-item>
        <text:list-item>
          <text:p text:style-name="P54">Vollständiger HTML Mail Support</text:p>
        </text:list-item>
        <text:list-item>
          <text:p text:style-name="P54">Unterstützt mail_queue</text:p>
        </text:list-item>
        <text:list-item>
          <text:p text:style-name="P54">Abonnenten können auch manuell hinzugefügt, bestätigt und gelöscht werden</text:p>
        </text:list-item>
        <text:list-item>
          <text:p text:style-name="P54">Abwärtskompatibel zum alten newsletter-Modul</text:p>
        </text:list-item>
      </text:list>
      <text:h text:style-name="P42" text:outline-level="1"><text:bookmark-start text:name="__RefHeading___Toc259_2223622711"/>Installation<text:bookmark-end text:name="__RefHeading___Toc259_2223622711"/></text:h>
      <text:h text:style-name="P45" text:outline-level="2"><text:bookmark-start text:name="__RefHeading___Toc261_2223622711"/>Upgrade vom alten Newsletter-Modul<text:bookmark-end text:name="__RefHeading___Toc261_2223622711"/></text:h>
      <text:p text:style-name="P11">Wenn Sie das alte Newsletter-Modul aus der Paketquelle installiert haben, führen Sie bitte folgende Schritte aus, <text:span text:style-name="T2">bevor</text:span> sie newsletter2 installieren.</text:p>
      <text:list xml:id="list4131587917" text:style-name="L3">
        <text:list-item>
          <text:p text:style-name="P57">Deinstallieren Sie das Modul <text:span text:style-name="T2">newsletter</text:span>.</text:p>
        </text:list-item>
        <text:list-item>
          <text:p text:style-name="P56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302636686" text:style-name="L4">
        <text:list-item>
          <text:p text:style-name="P58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8">Laden Sie die Paketdatei newsletter2-{VERSION}.sin hoch und Klicken Sie auf <text:span text:style-name="T2">Installieren</text:span>.</text:p>
        </text:list-item>
        <text:list-item>
          <text:p text:style-name="P58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41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4"><draw:text-box><text:p text:style-name="P26"><draw:frame draw:style-name="fr2" draw:name="Rahmen2" text:anchor-type="paragraph" svg:width="15.849cm" draw:z-index="15"><draw:text-box fo:min-height="9.234cm"><text:p text:style-name="Illustration"><draw:frame draw:style-name="fr6" draw:name="Bild3" text:anchor-type="paragraph" svg:width="15.849cm" svg:height="6.883cm" draw:z-index="18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6" text:outline-level="2"/>
      <text:h text:style-name="P49" text:outline-level="2"><text:bookmark-start text:name="__RefHeading___Toc352_2840688240"/>Bearbeiten der Newsletter Vorlage<text:bookmark-end text:name="__RefHeading___Toc352_2840688240"/></text:h>
      <text:p text:style-name="P13">Bei der Ersteinrichtung des Newsletter-Moduls müssen Sie eine Newsletter Vorlage erstellen, die einen Kündigungslink und ein Mail-Impressum, sowie alle rechtlich notwendigen Angaben enthält.</text:p>
      <text:p text:style-name="P13">Um dies zu tun, klicken Sie in der Backend-Oberfläche von newsletter2 auf <text:span text:style-name="T2">Vorlage bearbeiten</text:span>.</text:p>
      <text:p text:style-name="P14">Dort haben Sie die Möglichkeit einen Standard Titel und einen E-Mail Text einzugeben.</text:p>
      <text:p text:style-name="P14">Die Eingabe werden genutzt, um das Formular zum Versenden eines Newsletters vorauszufüllen.<text:line-break/></text:p>
      <text:p text:style-name="P13"><draw:frame draw:style-name="fr2" draw:name="Rahmen3" text:anchor-type="paragraph" svg:width="17.013cm" draw:z-index="16"><draw:text-box fo:min-height="15.632cm"><text:p text:style-name="Illustration"><draw:frame draw:style-name="fr7" draw:name="Bild4" text:anchor-type="as-char" svg:width="17.013cm" style:rel-width="100%" svg:height="15.632cm" style:rel-height="scale" draw:z-index="21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51" text:outline-level="3"><text:bookmark-start text:name="__RefHeading___Toc556_2155606260"/>Platzhalter<text:bookmark-end text:name="__RefHeading___Toc556_2155606260"/></text:h>
      <text:p text:style-name="P16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2">Platzhalter</text:p>
            </table:table-cell>
            <table:table-cell table:style-name="Tabelle2.A1" office:value-type="string">
              <text:p text:style-name="P32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8">%newsletter_id%</text:p>
          </table:table-cell>
          <table:table-cell table:style-name="Tabelle2.A1" office:value-type="string">
            <text:p text:style-name="P29">Nummer des Newsletters</text:p>
          </table:table-cell>
        </table:table-row>
        <table:table-row table:style-name="Tabelle2.3">
          <table:table-cell table:style-name="Tabelle2.A1" office:value-type="string">
            <text:p text:style-name="P28">%title%</text:p>
          </table:table-cell>
          <table:table-cell table:style-name="Tabelle2.A1" office:value-type="string">
            <text:p text:style-name="P29">Titel des Newsletters</text:p>
          </table:table-cell>
        </table:table-row>
        <table:table-row table:style-name="Tabelle2.1">
          <table:table-cell table:style-name="Tabelle2.A1" office:value-type="string">
            <text:p text:style-name="P28">%date%</text:p>
          </table:table-cell>
          <table:table-cell table:style-name="Tabelle2.A1" office:value-type="string">
            <text:p text:style-name="P29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8">%year%</text:p>
          </table:table-cell>
          <table:table-cell table:style-name="Tabelle2.A1" office:value-type="string">
            <text:p text:style-name="P29">Das aktuelle Jahr</text:p>
          </table:table-cell>
        </table:table-row>
        <table:table-row table:style-name="Tabelle2.1">
          <table:table-cell table:style-name="Tabelle2.A1" office:value-type="string">
            <text:p text:style-name="P28">%month%</text:p>
          </table:table-cell>
          <table:table-cell table:style-name="Tabelle2.A1" office:value-type="string">
            <text:p text:style-name="P29">Der aktuelle Monat</text:p>
          </table:table-cell>
        </table:table-row>
        <table:table-row table:style-name="Tabelle2.3">
          <table:table-cell table:style-name="Tabelle2.A1" office:value-type="string">
            <text:p text:style-name="P28">%unsubscribe_link%</text:p>
          </table:table-cell>
          <table:table-cell table:style-name="Tabelle2.A1" office:value-type="string">
            <text:p text:style-name="P29">Die URL zum abbestellen des Newsletters</text:p>
          </table:table-cell>
        </table:table-row>
      </table:table>
      <text:h text:style-name="P47" text:outline-level="2"><text:bookmark-start text:name="__RefHeading___Toc530_2717804650"/>Versenden eines Newsletters<text:bookmark-end text:name="__RefHeading___Toc530_2717804650"/></text:h>
      <text:p text:style-name="P18">Im Hauptmenü von newsletter2 gibt es den Menüpunkt <text:span text:style-name="T2">Newsletter schreiben</text:span>.<text:line-break/></text:p>
      <text:p text:style-name="P19"><draw:frame draw:style-name="fr2" draw:name="Rahmen4" text:anchor-type="paragraph" svg:width="15.187cm" draw:z-index="17"><draw:text-box fo:min-height="14.487cm"><text:p text:style-name="Illustration"><draw:frame draw:style-name="fr7" draw:name="Bild5" text:anchor-type="as-char" svg:width="17.013cm" style:rel-width="100%" svg:height="15.187cm" style:rel-height="scale" draw:z-index="22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9"/>
      <text:p text:style-name="P34">Das Formular wird vorausgefüllt, mit der Newsletter Vorlage.</text:p>
      <text:p text:style-name="P19">Sie haben die Möglichkeit, den Newsletter erst mal nur an sich selbst zu senden, um zu überprüfen, ob dieser in Ihrer E-Mail Anwendung korrekt dargestellt wird.</text:p>
      <text:p text:style-name="P20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7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3">Platzhalter</text:p>
            </table:table-cell>
            <table:table-cell table:style-name="Tabelle3.A1" office:value-type="string">
              <text:p text:style-name="P33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1">%newsletter_id%</text:p>
          </table:table-cell>
          <table:table-cell table:style-name="Tabelle3.A1" office:value-type="string">
            <text:p text:style-name="P30">Nummer des Newsletters</text:p>
          </table:table-cell>
        </table:table-row>
        <table:table-row table:style-name="Tabelle3.3">
          <table:table-cell table:style-name="Tabelle3.A1" office:value-type="string">
            <text:p text:style-name="P31">%title%</text:p>
          </table:table-cell>
          <table:table-cell table:style-name="Tabelle3.A1" office:value-type="string">
            <text:p text:style-name="P30">Titel des Newsletters</text:p>
          </table:table-cell>
        </table:table-row>
        <table:table-row table:style-name="Tabelle3.1">
          <table:table-cell table:style-name="Tabelle3.A1" office:value-type="string">
            <text:p text:style-name="P31">%date%</text:p>
          </table:table-cell>
          <table:table-cell table:style-name="Tabelle3.A1" office:value-type="string">
            <text:p text:style-name="P30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1">%year%</text:p>
          </table:table-cell>
          <table:table-cell table:style-name="Tabelle3.A1" office:value-type="string">
            <text:p text:style-name="P30">Das aktuelle Jahr</text:p>
          </table:table-cell>
        </table:table-row>
        <table:table-row table:style-name="Tabelle3.1">
          <table:table-cell table:style-name="Tabelle3.A1" office:value-type="string">
            <text:p text:style-name="P31">%month%</text:p>
          </table:table-cell>
          <table:table-cell table:style-name="Tabelle3.A1" office:value-type="string">
            <text:p text:style-name="P30">Der aktuelle Monat</text:p>
          </table:table-cell>
        </table:table-row>
        <table:table-row table:style-name="Tabelle3.3">
          <table:table-cell table:style-name="Tabelle3.A1" office:value-type="string">
            <text:p text:style-name="P31">%unsubscribe_link%</text:p>
          </table:table-cell>
          <table:table-cell table:style-name="Tabelle3.A1" office:value-type="string">
            <text:p text:style-name="P30">Die URL zum abbestellen des Newsletters</text:p>
          </table:table-cell>
        </table:table-row>
      </table:table>
      <text:h text:style-name="Heading_20_2" text:outline-level="2"/>
      <text:h text:style-name="P50" text:outline-level="2"><text:bookmark-start text:name="__RefHeading___Toc714_3461057652"/>Abonnenten verwalten<text:bookmark-end text:name="__RefHeading___Toc714_3461057652"/></text:h>
      <text:p text:style-name="P21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21"><draw:frame draw:style-name="fr2" draw:name="Rahmen5" text:anchor-type="paragraph" svg:width="13.739cm" draw:z-index="19"><draw:text-box fo:min-height="20.512cm"><text:p text:style-name="Illustration"><draw:frame draw:style-name="fr7" draw:name="Bild6" text:anchor-type="as-char" svg:width="15.928cm" style:rel-width="100%" svg:height="21.749cm" style:rel-height="scale" draw:z-index="23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66">Sie<text:span text:style-name="T26"> können Abonnenten durch Anklicken der Checkboxen auswählen, eine Aktion auswählen und diese Anwenden. Sie können Abonnenten bestätigen, löschen oder neue Abonnenten hinzufügen.</text:span></text:p>
      <text:p text:style-name="P60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2">Klicken Sie auf <text:span text:style-name="T2">Hinzufügen</text:span>.</text:p>
      <text:p text:style-name="P22">Nun wird ein Formular bestehend aus einem mehrzeiligen Textfeld und einem Button angezeigt.</text:p>
      <text:p text:style-name="P22">Geben Sie in dem Textfeld eine E-Mail Adresse je Zeile ein.<text:line-break/>Klicken Sie dann auf <text:span text:style-name="T2">Abonnenten hinzufügen</text:span>.<text:line-break/></text:p>
      <text:p text:style-name="P22"><draw:frame draw:style-name="fr2" draw:name="Rahmen6" text:anchor-type="paragraph" svg:width="16.378cm" draw:z-index="20"><draw:text-box fo:min-height="12.647cm"><text:p text:style-name="Illustration"><draw:frame draw:style-name="fr7" draw:name="Bild7" text:anchor-type="as-char" svg:width="16.378cm" style:rel-width="100%" svg:height="12.647cm" style:rel-height="scale" draw:z-index="24"><draw:image xlink:href="Pictures/100000000000026B000001DE3C9FCDBDC171CE2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67"><text:span text:style-name="T2">Hinweis:</text:span></text:p>
      <text:p text:style-name="P22">Die E-Mail Adressen werden sofort bestätigt. Es erfolgt kein Double-Opt-In.<text:line-break/>Sie sollten auf diese Weise daher nur Abonnenten hinzufügen, die Ihnen explizit die Einverständnis dazu gegeben haben.</text:p>
      <text:h text:style-name="P41" text:outline-level="1"><text:bookmark-start text:name="__RefHeading___Toc476_2840688240"/>Integration des Newsletter-Moduls in eine Webseite<text:bookmark-end text:name="__RefHeading___Toc476_2840688240"/></text:h>
      <text:h text:style-name="P48" text:outline-level="2"><text:bookmark-start text:name="__RefHeading___Toc478_2840688240"/>Newsletter-Anmeldeformular einbinden<text:bookmark-end text:name="__RefHeading___Toc478_2840688240"/></text:h>
      <text:p text:style-name="P61">[…]</text:p>
      <text:h text:style-name="Heading_20_1" text:outline-level="1"><text:bookmark-start text:name="__RefHeading___Toc968_1639519819"/>Unit-Tests<text:bookmark-end text:name="__RefHeading___Toc968_1639519819"/></text:h>
      <text:p text:style-name="P62">Dieses Modul enthält eine PHPUnit Test-Kl<text:span text:style-name="T28">a</text:span>sse mit mehreren Testfällen.<text:line-break/><text:span text:style-name="T28">Die Testfälle ermöglichen, die korrekte Funktion des Newsletter-Moduls zu überprüfen.</text:span></text:p>
      <text:p text:style-name="P62">Aus dem Ordner ULICMS_ROOT können Sie (wenn die composer dev Abhängigkeiten installiert sind= die Testfälle mit folgendem Befehl ausführen.</text:p>
      <text:p text:style-name="P63">$ vendor/bin/phpunit --bootstrap init.php content/modules/newsletter2/tests</text:p>
      <text:p text:style-name="P64">Warnung!</text:p>
      <text:p text:style-name="P62">Die Ausführung der Unit-Tests leert die Abonnenten Tabelle.</text:p>
      <text:p text:style-name="P62">Bitte führen Sie die Tests <text:span text:style-name="T2">nicht</text:span> auf einem Produktivsystem aus.</text:p>
      <text:p text:style-name="P62">Verwenden Sie ein <text:span text:style-name="T2">Fake Sendmail</text:span> oder einen <text:span text:style-name="T2">FakeSMTP</text:span> Server statt eines richtigen Mailservers um unnötigen Spam zu vermeiden.</text:p>
      <text:p text:style-name="P65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p text:style-name="P65"/>
      <text:h text:style-name="P43" text:outline-level="1"><text:bookmark-start text:name="__RefHeading___Toc354_2840688240"/>Berechtigungen<text:bookmark-end text:name="__RefHeading___Toc354_2840688240"/></text:h>
      <text:p text:style-name="P15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2">Berechtigung</text:p>
            </table:table-cell>
            <table:table-cell table:style-name="Tabelle1.A1" office:value-type="string">
              <text:p text:style-name="P32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7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7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7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7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7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7">Newsletter Abonnenten hinzufügen</text:p>
          </table:table-cell>
        </table:table-row>
      </table:table>
      <text:h text:style-name="P39" text:outline-level="1"><text:bookmark-start text:name="__RefHeading___Toc344_946484131"/><text:span text:style-name="T27">Fehlerbehebung</text:span><text:bookmark-end text:name="__RefHeading___Toc344_946484131"/></text:h>
      <text:p text:style-name="P12">[…]</text:p>
      <text:h text:style-name="Heading_20_2" text:outline-level="2"><text:bookmark-start text:name="__RefHeading___Toc875_2442573672"/><text:change text:change-id="ct108145904"/>Benötigen Sie <text:span text:style-name="T16">weitere </text:span>Hilfe?<text:bookmark-end text:name="__RefHeading___Toc875_2442573672"/></text:h>
      <text:p text:style-name="P9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5"><text:s/>Abbildung 1: newsletter2 Hauptmenü<text:tab/>3</text:p>
          <text:p text:style-name="P35"><text:s/>Abbildung 2: Newsletter Vorlage bearbeiten<text:tab/>4</text:p>
          <text:p text:style-name="P35"><text:s/>Abbildung 3: Newsletter schreiben<text:tab/>5</text:p>
          <text:p text:style-name="P35"><text:s/>Abbildung 4: Liste der Abonnenten<text:tab/>7</text:p>
          <text:p text:style-name="P35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1T21:42:40.123000200">01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28M16S</meta:editing-duration>
    <meta:editing-cycles>1112</meta:editing-cycles>
    <meta:generator>LibreOffice/6.0.3.2$Windows_X86_64 LibreOffice_project/8f48d515416608e3a835360314dac7e47fd0b821</meta:generator>
    <dc:date>2018-06-01T21:42:39.920000000</dc:date>
    <meta:document-statistic meta:table-count="3" meta:image-count="9" meta:object-count="0" meta:page-count="13" meta:paragraph-count="154" meta:word-count="967" meta:character-count="7601" meta:non-whitespace-character-count="6783"/>
  </office:meta>
</office:document-meta>
</file>